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 style:list-style-name="L1">
      <style:paragraph-properties fo:line-height="150%" fo:text-align="center" style:justify-single-word="false"/>
      <style:text-properties style:font-name="Calibri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UNÍČKO SVOU ZLATOU ŽÁŘÍ KOUZLÍ ÚSMĚV NA MÉ TVÁŘI.</text:p>
      <text:p text:style-name="P1">HŘEJE, HLADÍ, SÍLU DÁVÁ, PAPRSKY MI Z NEBE MÁVÁ.</text:p>
      <text:p text:style-name="P1">POZDRAVME HO, KAMARÁDI: SLUNÍČKO, MÁME TĚ RÁDI!</text:p>
      <text:p text:style-name="P3"/>
      <text:list xml:id="list1913511586119940338" text:style-name="L1">
        <text:list-item>
          <text:p text:style-name="P2">NEŽ MI RÁNO ZAČNE ŠKOLA,</text:p>
          <text:p text:style-name="P2">POSTAVÍM SE JAKO <text:span text:style-name="T1">HORA</text:span>.</text:p>
        </text:list-item>
        <text:list-item>
          <text:p text:style-name="P2">S NÁDECHEM MI RUCE VHŮRU </text:p>
          <text:p text:style-name="P2">KRESLÍ OBLOUK JAKO <text:span text:style-name="T1">DUHU</text:span>.</text:p>
        </text:list-item>
        <text:list-item>
          <text:p text:style-name="P2">SLUNÍČKO, TEĎ SE TI <text:span text:style-name="T1">KLANÍM</text:span>,</text:p>
          <text:p text:style-name="P2">PODÍVÁM SE KE SVÝM DLANÍM.</text:p>
        </text:list-item>
        <text:list-item>
          <text:p text:style-name="P2">SKOČÍM A PAK V OKAMŽIK</text:p>
          <text:p text:style-name="P2">ZPEVNÍM SE JAK <text:span text:style-name="T1">JEZEVČÍK</text:span>.</text:p>
        </text:list-item>
        <text:list-item>
          <text:p text:style-name="P2">JAKO <text:span text:style-name="T1">KOČKA</text:span> PO RÁNU</text:p>
          <text:p text:style-name="P2">NAHRBÍM SE, PROTÁHNU.</text:p>
        </text:list-item>
        <text:list-item>
          <text:p text:style-name="P2">MLÍČKO Z MISKY POSNÍDÁM,</text:p>
          <text:p text:style-name="P2">V <text:span text:style-name="T1">KOBŘE</text:span> ZÁDA ROZHÝBÁM.</text:p>
          <text:p text:style-name="P2"><text:span text:style-name="T1">SSS</text:span>YČÍM, HLAVOU OTÁČÍM</text:p>
          <text:p text:style-name="P2">A DIVIT SE NESTAČÍM,</text:p>
        </text:list-item>
        <text:list-item>
          <text:p text:style-name="P2">JAK KRÁSNĚ MI PŮJDE DNES</text:p>
          <text:p text:style-name="P2">PROTÁHNOUT SE JAKO <text:span text:style-name="T1">PES</text:span>.</text:p>
        </text:list-item>
        <text:list-item>
          <text:p text:style-name="P2">DOPŘEDU JAK <text:span text:style-name="T1">ŽÁBA</text:span> SKOČÍM,</text:p>
          <text:p text:style-name="P2">NOHY PROPNU, NEBO SKRČÍM.</text:p>
        </text:list-item>
        <text:list-item>
          <text:p text:style-name="P2">RUCE <text:span text:style-name="T1">DUHU</text:span> MALUJÍ,</text:p>
          <text:p text:style-name="P2">JÁ SE ROVNÁM VE STOJI.</text:p>
        </text:list-item>
        <text:list-item>
          <text:p text:style-name="P2">A PAK DLANĚ POMALIČKU</text:p>
          <text:p text:style-name="P2">ZVEDAJÍ SE KE <text:span text:style-name="T1">SLUNÍČKU</text:span>.</text:p>
        </text:list-item>
        <text:list-item>
          <text:p text:style-name="P2">ZDRAVÍM HO PEVNÝ JAK <text:span text:style-name="T1">HORA</text:span>.</text:p>
          <text:p text:style-name="P2">KRÁSNÝ DEN VŠEM, ŠKOLA VOLÁ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4-20T15:29:07.48</meta:creation-date>
    <meta:document-statistic meta:table-count="0" meta:image-count="0" meta:object-count="0" meta:page-count="1" meta:paragraph-count="27" meta:word-count="138" meta:character-count="724"/>
    <dc:date>2020-04-20T15:43:33.49</dc:date>
    <dc:creator>Denisa Štenglová</dc:creator>
    <meta:editing-duration>PT14M27S</meta:editing-duration>
    <meta:editing-cycles>1</meta:editing-cycles>
    <meta:generator>OpenOffice/4.1.5$Win32 OpenOffice.org_project/415m1$Build-9789</meta:generator>
  </office:meta>
</office:document-meta>
</file>